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808000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heads_20_4" draw:marker-end-width="0.3cm" draw:fill="none" draw:textarea-vertical-align="middle"/>
    </style:style>
    <style:style style:name="gr3" style:family="graphic" style:parent-style-name="standard">
      <style:graphic-properties svg:stroke-color="#ffcc99" draw:fill="solid" draw:fill-color="#ff9966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8080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9966"/>
      <style:paragraph-properties fo:text-align="center"/>
    </style:style>
    <style:style style:name="P5" style:family="paragraph">
      <loext:graphic-properties draw:fill="solid" draw:fill-color="#00b8ff"/>
      <style:paragraph-properties fo:text-align="center"/>
    </style:style>
    <style:style style:name="P6" style:family="paragraph">
      <loext:graphic-properties draw:fill="solid" draw:fill-color="#94bd5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3cm" svg:height="1cm" svg:x="4.9cm" svg:y="9.176cm">
          <text:p text:style-name="P1">Bms1Reader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4cm" svg:y1="12.5cm" svg:x2="3.4cm" svg:y2="14.7cm">
          <text:p/>
        </draw:line>
        <draw:line draw:style-name="gr2" draw:text-style-name="P3" draw:layer="layout" svg:x1="6.1cm" svg:y1="2.3cm" svg:x2="11.2cm" svg:y2="2.6cm">
          <text:p/>
        </draw:line>
        <draw:custom-shape draw:style-name="gr3" draw:text-style-name="P4" draw:layer="layout" svg:width="5.7cm" svg:height="1.1cm" svg:x="11.2cm" svg:y="2.1cm">
          <text:p text:style-name="P1">DTO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8cm" svg:height="1.5cm" svg:x="2.3cm" svg:y="1.5cm">
          <text:p text:style-name="P1">Application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4cm" svg:y1="2.9cm" svg:x2="3.4cm" svg:y2="5.6cm">
          <text:p/>
        </draw:line>
        <draw:custom-shape draw:style-name="gr3" draw:text-style-name="P4" draw:layer="layout" svg:width="3.6cm" svg:height="1cm" svg:x="8.533cm" svg:y="3.901cm">
          <text:p text:style-name="P1">Extensions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4cm" svg:y1="4.9cm" svg:x2="10.4cm" svg:y2="7.2cm">
          <text:p/>
        </draw:line>
        <draw:line draw:style-name="gr2" draw:text-style-name="P3" draw:layer="layout" svg:x1="13.174cm" svg:y1="3.133cm" svg:x2="13.174cm" svg:y2="7.033cm">
          <text:p/>
        </draw:line>
        <draw:custom-shape draw:style-name="gr4" draw:text-style-name="P5" draw:layer="layout" svg:width="6.2cm" svg:height="1cm" svg:x="9.3cm" svg:y="11.5cm">
          <text:p text:style-name="P1">IBms1InternalRead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4.4cm" svg:height="1cm" svg:x="2.3cm" svg:y="14.6cm">
          <text:p text:style-name="P1">InternalReader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4cm" svg:y1="12.5cm" svg:x2="10.4cm" svg:y2="14.6cm">
          <text:p/>
        </draw:line>
        <draw:custom-shape draw:style-name="gr1" draw:text-style-name="P2" draw:layer="layout" svg:width="3.3cm" svg:height="1cm" svg:x="6.834cm" svg:y="16.866cm">
          <text:p text:style-name="P1">TagRead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8.5cm" svg:y1="15.6cm" svg:x2="8.5cm" svg:y2="16.8cm">
          <text:p/>
        </draw:line>
        <draw:custom-shape draw:style-name="gr4" draw:text-style-name="P5" draw:layer="layout" svg:width="6.5cm" svg:height="1cm" svg:x="6.9cm" svg:y="7.1cm">
          <text:p text:style-name="P1">IBms1Reader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4cm" svg:y1="6.6cm" svg:x2="3.4cm" svg:y2="11.5cm">
          <text:p/>
        </draw:line>
        <draw:custom-shape draw:style-name="gr5" draw:text-style-name="P6" draw:layer="layout" svg:width="6.7cm" svg:height="1cm" svg:x="2.1cm" svg:y="11.5cm">
          <text:p text:style-name="P1">IMessageReader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4cm" svg:y1="10.2cm" svg:x2="10.4cm" svg:y2="11.5cm">
          <text:p/>
        </draw:line>
        <draw:line draw:style-name="gr2" draw:text-style-name="P3" draw:layer="layout" svg:x1="10.4cm" svg:y1="8.1cm" svg:x2="10.4cm" svg:y2="9.2cm">
          <text:p/>
        </draw:line>
        <draw:custom-shape draw:style-name="gr6" draw:text-style-name="P1" draw:layer="layout" svg:width="7.2cm" svg:height="1cm" svg:x="1.9cm" svg:y="5.6cm">
          <text:p text:style-name="P1">Bms1MessageSerializer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3cm" svg:y1="6.6cm" svg:x2="5.3cm" svg:y2="9.2cm">
          <text:p/>
        </draw:line>
        <draw:custom-shape draw:style-name="gr3" draw:text-style-name="P4" draw:layer="layout" svg:width="2.8cm" svg:height="1cm" svg:x="4.3cm" svg:y="3.9cm">
          <text:p text:style-name="P1">Stream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4cm" svg:y1="4.4cm" svg:x2="4.4cm" svg:y2="4.4cm">
          <text:p/>
        </draw:line>
        <draw:line draw:style-name="gr2" draw:text-style-name="P3" draw:layer="layout" svg:x1="10.4cm" svg:y1="3.9cm" svg:x2="11.2cm" svg:y2="3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2256" svg:d="M1127 2120l-449-2006-9-42-25-39-38-25-38-8-43 8-38 25-25 39-9 42-449 2006v13l-4 9 9 42 25 38 38 25 42 9h903l42-9 38-25 26-38 8-42v-9z"/>
    <draw:marker draw:name="Arrowheads_20_4" draw:display-name="Arrowheads 4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fan Forster</meta:initial-creator>
    <meta:creation-date>2015-09-18T22:37:21.163665785</meta:creation-date>
    <dc:date>2016-06-26T21:51:25.337519537</dc:date>
    <meta:editing-duration>PT2H4M5S</meta:editing-duration>
    <meta:editing-cycles>6</meta:editing-cycles>
    <meta:generator>LibreOffice/5.1.3.2$Linux_X86_64 LibreOffice_project/10m0$Build-2</meta:generator>
    <meta:document-statistic meta:object-count="24"/>
  </office:meta>
</office:document-meta>
</file>